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Preformatted_20_Text">
      <style:text-properties officeooo:rsid="001b5fb6" officeooo:paragraph-rsid="001b5f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lizar en PHP los programas que implementen los algoritmos que resuelvan los siguientes problemas:</text:p>
      <text:p text:style-name="P1"/>
      <text:p text:style-name="P1">1. Crear formulario y programa en el que se pidan al usuario dos números y se pueda elegir la operación a relizar con ellos: + , - , * y /. El programa mostrará el resultado de aplicar a n1 y n2 el operador elegido por el usuario.</text:p>
      <text:p text:style-name="P1">2. Dando un número de DNI calcular la letra correspondiente</text:p>
      <text:p text:style-name="P1">3. Dado un número de cuenta bancaria calcular los dígitos de control correspondiente. Los números de cuenta bancaria constan den 20 dígitos distribuidos de la siguiente forma: 9999-9999-d1d2-9999999999. </text:p>
      <text:p text:style-name="P1">El primer grupo de 4 dígitos representa la entidad, el segundo, la sucursal, el grupo de 10 dígitos de la derecha representa el número de cuenta dentro de esa sucursal, y los 2 dígitos restantes son precisamente los de control.</text:p>
      <text:p text:style-name="P1">4. Programa que genere la tabla de multiplicar del número pasado por GET ($_GET['numero'])</text:p>
      <text:p text:style-name="P1">5. Programa que cree un formulario para entrar los nombres y notas de los alumnos. El número de alumnos será variable (nos lo indicarán con una variable enviado por “get” llamada numAlumnos. Una vez envíados los datos se generá una tabla HTML con el nombre del alumno y nota del alumno envíados, y la nota simbólica obtenida (INSUFICIENTE, SUFICIENTE, BIEN, NOTABLE, SOBRESALIENTE o MATRÍCULA DE HONOR).</text:p>
      <text:p text:style-name="P1">6. Programa que lea dos matrices bidimensionales y dé a elegir al usuario la operación a calcular: + , - , * y Det (determinan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 LibreOffice_project/40m0$Build-3</meta:generator>
    <meta:document-statistic meta:table-count="0" meta:image-count="0" meta:object-count="0" meta:page-count="1" meta:paragraph-count="8" meta:word-count="245" meta:character-count="1442" meta:non-whitespace-character-count="1204"/>
  </office:meta>
</office:document-meta>
</file>